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text:line-break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2">OD : <text:text-input text:description="&lt;line.as_od&gt;">as_od</text:text-input></text:p>
      <text:p text:style-name="P2">OG : <text:text-input text:description="&lt;line.as_os&gt;">as_od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soft-page-break/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05T00:17:46</dc:date>
    <meta:editing-duration>P1DT22M47S</meta:editing-duration>
    <meta:editing-cycles>161</meta:editing-cycles>
    <meta:document-statistic meta:table-count="3" meta:image-count="0" meta:object-count="0" meta:page-count="3" meta:paragraph-count="101" meta:word-count="411" meta:character-count="3700" meta:non-whitespace-character-count="3388"/>
  </office:meta>
</office:document-meta>
</file>